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3000003497A6B8ADC28F17DA6.png" manifest:media-type="image/png"/>
  <manifest:file-entry manifest:full-path="Pictures/1000136C000052220000741E5AEF515B2BE8861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9.4626in" draw:z-index="0"><draw:image xlink:href="Pictures/1000136C000052220000741E5AEF515B2BE88615.svg" xlink:type="simple" xlink:show="embed" xlink:actuate="onLoad" draw:mime-type="image/svg+xml"/><draw:image xlink:href="Pictures/1000000100000253000003497A6B8ADC28F17D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6:27:41.782173524</meta:creation-date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